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b22b" officeooo:paragraph-rsid="0018d0b7" style:font-size-asian="12pt" style:font-size-complex="12pt"/>
    </style:style>
    <style:style style:name="P2" style:family="paragraph" style:parent-style-name="Standard">
      <style:text-properties fo:font-size="12pt" officeooo:rsid="00023372" officeooo:paragraph-rsid="0018d0b7" style:font-size-asian="12pt" style:font-size-complex="12pt"/>
    </style:style>
    <style:style style:name="P3" style:family="paragraph" style:parent-style-name="Standard">
      <style:text-properties fo:font-size="12pt" officeooo:paragraph-rsid="0018d0b7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officeooo:rsid="001aa238" officeooo:paragraph-rsid="001aa238" style:font-size-asian="12pt" style:font-size-complex="12pt"/>
    </style:style>
    <style:style style:name="P5" style:family="paragraph" style:parent-style-name="Standard">
      <style:text-properties fo:font-size="12pt" officeooo:rsid="001aa238" officeooo:paragraph-rsid="001aa238" style:font-size-asian="12pt" style:font-size-complex="12pt"/>
    </style:style>
    <style:style style:name="T1" style:family="text">
      <style:text-properties officeooo:rsid="000ffef2"/>
    </style:style>
    <style:style style:name="T2" style:family="text">
      <style:text-properties officeooo:rsid="00023372"/>
    </style:style>
    <style:style style:name="T3" style:family="text">
      <style:text-properties officeooo:rsid="001f23c4"/>
    </style:style>
    <style:style style:name="T4" style:family="text">
      <style:text-properties officeooo:rsid="0018d0b7"/>
    </style:style>
    <style:style style:name="T5" style:family="text">
      <style:text-properties officeooo:rsid="00192b49"/>
    </style:style>
    <style:style style:name="T6" style:family="text">
      <style:text-properties officeooo:rsid="001b5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1</text:span><text:span text:style-name="T5">2</text:span></text:p>
      <text:p text:style-name="P2">Aim<text:tab/><text:tab/><text:tab/>: To implement a <text:span text:style-name="T4">lex program to implement Lexical <text:tab/><text:tab/><text:tab/> <text:s/>Analyser</text:span></text:p>
      <text:p text:style-name="P3">Date<text:tab/><text:tab/><text:tab/>: <text:span text:style-name="T5">1</text:span><text:span text:style-name="T6">9</text:span><text:span text:style-name="T2">/</text:span><text:span text:style-name="T3">1</text:span><text:span text:style-name="T1">2</text:span><text:span text:style-name="T3">/</text:span><text:span text:style-name="T2">2022</text:span></text:p>
      <text:p text:style-name="P3">Name<text:tab/><text:tab/><text:tab/>: <text:span text:style-name="T2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%{</text:p>
      <text:p text:style-name="P1">#include &lt;stdio.h&gt;</text:p>
      <text:p text:style-name="P1">int no=1;</text:p>
      <text:p text:style-name="P1">%}</text:p>
      <text:p text:style-name="P1">lite [0-9][0-9]*</text:p>
      <text:p text:style-name="P1">inv [0-9][a-zA-Z0-9]*</text:p>
      <text:p text:style-name="P1">ident [a-zA-Z][a-zA-Z0-9]*</text:p>
      <text:p text:style-name="P1">lite2 \"[a-zA-Z][a-zA-Z0-9]*\"</text:p>
      <text:p text:style-name="P1">rel &lt;=|&lt;|&gt;=|&gt;</text:p>
      <text:p text:style-name="P1">key int|void|char|if</text:p>
      <text:p text:style-name="P1">%%</text:p>
      <text:p text:style-name="P1">{lite} {printf("%s\t%i\tLiteral\n",yytext,no);}</text:p>
      <text:p text:style-name="P1">{lite2} { char aa[10],bb[10];</text:p>
      <text:p text:style-name="P1"><text:tab/>strcpy(aa,yytext);</text:p>
      <text:p text:style-name="P1"><text:tab/>for(int i=1;i&lt;strlen(aa)-1;i++){</text:p>
      <text:p text:style-name="P1"><text:tab/><text:tab/>bb[i-1]=aa[i];</text:p>
      <text:p text:style-name="P1"><text:tab/>}</text:p>
      <text:p text:style-name="P1"><text:tab/>printf("%s\t%i\tLiteral\n",bb,no);</text:p>
      <text:p text:style-name="P1"><text:tab/><text:tab/> <text:tab/><text:tab/></text:p>
      <text:p text:style-name="P1"><text:tab/>}</text:p>
      <text:p text:style-name="P1">{inv} {printf("Invalid:\t%s\n",yytext);}</text:p>
      <text:p text:style-name="P1">{rel} {</text:p>
      <text:p text:style-name="P1"><text:tab/>printf("%s\t%i\tRelational Operator, \t",yytext,no);</text:p>
      <text:p text:style-name="P1"><text:tab/>if(strcmp(yytext,"&lt;=")==0){printf("LE");}</text:p>
      <text:p text:style-name="P1"><text:tab/>if(strcmp(yytext,"&lt;")==0){printf("LT");}</text:p>
      <text:p text:style-name="P1"><text:tab/>if(strcmp(yytext,"&gt;=")==0){printf("LE");}</text:p>
      <text:p text:style-name="P1"><text:tab/>if(strcmp(yytext,"&gt;")==0){printf("LT");}<text:tab/></text:p>
      <text:p text:style-name="P1"><text:tab/>printf("\n");</text:p>
      <text:p text:style-name="P1"><text:s text:c="6"/>}</text:p>
      <text:p text:style-name="P1">"+"|"-"|"*"|"/" {printf("%s\t%i\tArithmetic opeator, ",yytext,no);</text:p>
      <text:p text:style-name="P1"><text:tab/><text:tab/>if(strcmp(yytext,"+")==0){printf("ADD");}</text:p>
      <text:p text:style-name="P1"><text:tab/><text:tab/>if(strcmp(yytext,"-")==0){printf("SUB");}</text:p>
      <text:p text:style-name="P1"><text:tab/><text:tab/>if(strcmp(yytext,"/")==0){printf("DIV");}</text:p>
      <text:p text:style-name="P1"><text:tab/><text:tab/>if(strcmp(yytext,"*")==0){printf("MUL");}</text:p>
      <text:p text:style-name="P1"><text:tab/><text:tab/>printf("\n");<text:tab/></text:p>
      <text:p text:style-name="P1"><text:soft-page-break/><text:tab/><text:tab/>}</text:p>
      <text:p text:style-name="P1">"=" {printf("%s\t%i\tAssignment operator, EQ\n",yytext,no);}</text:p>
      <text:p text:style-name="P1">{key} {printf("%s\t%i\tkeyword\n",yytext,no);}</text:p>
      <text:p text:style-name="P1">{ident} { printf("%s\t%i\tIdentifier\n",yytext,no);}</text:p>
      <text:p text:style-name="P1">"\n" {no++;}</text:p>
      <text:p text:style-name="P1">. {}</text:p>
      <text:p text:style-name="P1">%%</text:p>
      <text:p text:style-name="P1">int main()</text:p>
      <text:p text:style-name="P1">{</text:p>
      <text:p text:style-name="P1"><text:tab/>yyin=fopen("input.txt","r");</text:p>
      <text:p text:style-name="P1"><text:tab/>printf("Lexeme\tLine\tToken\n");</text:p>
      <text:p text:style-name="P1"><text:tab/>yylex();</text:p>
      <text:p text:style-name="P1"><text:tab/></text:p>
      <text:p text:style-name="P1"><text:tab/>//printf("Word count : %i\n",no);</text:p>
      <text:p text:style-name="P1">}</text:p>
      <text:p text:style-name="P1"/>
      <text:p text:style-name="P4">Output</text:p>
      <text:p text:style-name="P5">---------</text:p>
      <text:p text:style-name="P5"/>
      <text:p text:style-name="P5">input.txt</text:p>
      <text:p text:style-name="P5">-----------</text:p>
      <text:p text:style-name="P5">void main(){</text:p>
      <text:p text:style-name="P5">int c=0;</text:p>
      <text:p text:style-name="P5">a=b+c;</text:p>
      <text:p text:style-name="P5">if(a&lt;=b)</text:p>
      <text:p text:style-name="P5"><text:s/>a=b;</text:p>
      <text:p text:style-name="P5">printf("Hello");</text:p>
      <text:p text:style-name="P5">}</text:p>
      <text:p text:style-name="P5"/>
      <text:p text:style-name="P5">Lexeme<text:tab/>Line<text:tab/>Token</text:p>
      <text:p text:style-name="P5">void<text:tab/>1<text:tab/>keyword</text:p>
      <text:p text:style-name="P5">main<text:tab/>1<text:tab/>Identifier</text:p>
      <text:p text:style-name="P5">int<text:tab/>2<text:tab/>keyword</text:p>
      <text:p text:style-name="P5">c<text:tab/>2<text:tab/>Identifier</text:p>
      <text:p text:style-name="P5">=<text:tab/>2<text:tab/>Assignment operator, EQ</text:p>
      <text:p text:style-name="P5">0<text:tab/>2<text:tab/>Literal</text:p>
      <text:p text:style-name="P5">a<text:tab/>3<text:tab/>Identifier</text:p>
      <text:p text:style-name="P5">=<text:tab/>3<text:tab/>Assignment operator, EQ</text:p>
      <text:p text:style-name="P5">b<text:tab/>3<text:tab/>Identifier</text:p>
      <text:p text:style-name="P5">+<text:tab/>3<text:tab/>Arithmetic opeator, ADD</text:p>
      <text:p text:style-name="P5">c<text:tab/>3<text:tab/>Identifier</text:p>
      <text:p text:style-name="P5">if<text:tab/>4<text:tab/>keyword</text:p>
      <text:p text:style-name="P5">a<text:tab/>4<text:tab/>Identifier</text:p>
      <text:p text:style-name="P5">&lt;=<text:tab/>4<text:tab/>Relational Operator, <text:tab/>LE</text:p>
      <text:p text:style-name="P5">b<text:tab/>4<text:tab/>Identifier</text:p>
      <text:p text:style-name="P5">a<text:tab/>5<text:tab/>Identifier</text:p>
      <text:p text:style-name="P5">=<text:tab/>5<text:tab/>Assignment operator, EQ</text:p>
      <text:p text:style-name="P5">b<text:tab/>5<text:tab/>Identifier</text:p>
      <text:p text:style-name="P5">printf<text:tab/>6<text:tab/>Identifier</text:p>
      <text:p text:style-name="P5">Hello<text:tab/>6<text:tab/>Literal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52:32.424996901</meta:creation-date>
    <dc:date>2022-12-19T15:12:00.156240346</dc:date>
    <meta:editing-duration>PT15M7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3" meta:paragraph-count="89" meta:word-count="194" meta:character-count="1803" meta:non-whitespace-character-count="1639"/>
  </office:meta>
</office:document-meta>
</file>